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>
            <text:p>Muster Aufwandschätzung Umsetzung neues Faktor-IPS Featur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/>
          <table:table-cell table:style-name="ce6" office:value-type="string" table:number-columns-spanned="2" table:number-rows-spanned="1">
            <text:p>Aufwand in PT</text:p>
          </table:table-cell>
          <table:covered-table-cell/>
          <table:table-cell table:number-columns-repeated="2"/>
        </table:table-row>
        <table:table-row table:style-name="ro2">
          <table:table-cell table:style-name="ce2" office:value-type="string">
            <text:p>Aufgabe</text:p>
          </table:table-cell>
          <table:table-cell table:style-name="ce5" office:value-type="string">
            <text:p>optimistisch</text:p>
          </table:table-cell>
          <table:table-cell table:style-name="ce5" office:value-type="string">
            <text:p>konservativ</text:p>
          </table:table-cell>
          <table:table-cell table:style-name="ce5" office:value-type="string">
            <text:p>Version 1</text:p>
          </table:table-cell>
          <table:table-cell/>
        </table:table-row>
        <table:table-row table:style-name="ro2">
          <table:table-cell office:value-type="string">
            <text:p>Konzeption des Features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mplementierung des Features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rweiterung Faktor-IPS Modell &amp; UI</text:p>
          </table:table-cell>
          <table:table-cell table:number-columns-repeated="4"/>
        </table:table-row>
        <table:table-row table:style-name="ro3">
          <table:table-cell office:value-type="string">
            <text:p>Anpassung ProductCmptType&amp;PolicyCmptType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ProductCmptType: Unterstützt Varianten ja/nein. Pro Attribut: änderbar in der Variante. &lt;, &lt;=, &gt;, &gt;=, beliebig</text:p>
          </table:table-cell>
        </table:table-row>
        <table:table-row table:style-name="ro4">
          <table:table-cell table:number-columns-repeated="4"/>
          <table:table-cell office:value-type="string">
            <text:p>PolicyCmptType: Defaultwert/Wertebereich änderbar/eingeschränkbar. Regeln: aktivierbar,deaktivierbar, Associationen</text:p>
          </table:table-cell>
        </table:table-row>
        <table:table-row table:style-name="ro2">
          <table:table-cell table:number-columns-repeated="4"/>
          <table:table-cell office:value-type="string">
            <text:p>Auf Projektebene Varianten-Support aktivieren/deaktivieren. Im UI nur sichtbar, falls im Projekt aktiviert.</text:p>
          </table:table-cell>
        </table:table-row>
        <table:table-row table:style-name="ro4">
          <table:table-cell table:style-name="ce2" office:value-type="string">
            <text:p>Produktdef-Perspektive für Varianten inkl. Modell/Persistenz</text:p>
          </table:table-cell>
          <table:table-cell table:number-columns-repeated="4"/>
        </table:table-row>
        <table:table-row table:style-name="ro3">
          <table:table-cell table:style-name="ce3" office:value-type="string">
            <text:p>UI-Konzept (Editor &amp; Wizard, ...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Eine Variante muss auf eine Anpassungstufe „gehen“, um die Struktur des Produktes zu ermitteln. Am besten per Stichtag. Oder die jüngst hernehmen?</text:p>
          </table:table-cell>
        </table:table-row>
        <table:table-row table:style-name="ro2">
          <table:table-cell table:style-name="ce3" office:value-type="string">
            <text:p>New Wizard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>Editor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>Modell/XML-Persistenz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/>
        </table:table-row>
        <table:table-row table:style-name="ro3">
          <table:table-cell table:style-name="ce3" office:value-type="string">
            <text:p>Delta-Fix?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egen Modell und Produktstruktur des Bestandprodukt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Codegenerator</text:p>
          </table:table-cell>
          <table:table-cell table:number-columns-repeated="4"/>
        </table:table-row>
        <table:table-row table:style-name="ro3">
          <table:table-cell office:value-type="string">
            <text:p><text:s text:c="2"/>- Codegenerator inkl. Runtime und Integrationstest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Generierung XML, evtl. Anpassung des generierten Codes, Anpassung Laden im Repository.</text:p>
          </table:table-cell>
        </table:table-row>
        <table:table-row table:style-name="ro4">
          <table:table-cell office:value-type="string">
            <text:p><text:s text:c="2"/>- Anpassung TOC-File Builder</text:p>
          </table:table-cell>
          <table:table-cell table:number-columns-repeated="3"/>
          <table:table-cell office:value-type="string">
            <text:p>TODO: Ist die Produktstruktur in der Variante gespeichert? Wenn ja, wie geht man mit Strukturänderungen in Anpassungsstufen um?</text:p>
          </table:table-cell>
        </table:table-row>
        <table:table-row table:style-name="ro2">
          <table:table-cell table:number-columns-repeated="5"/>
        </table:table-row>
        <table:table-row table:style-name="ro4">
          <table:table-cell office:value-type="string">
            <text:p>Diff (Team-Unterstützung)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<text:s/>- Unterstützung von Eclipse 3.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uss gemacht werden, aber auf Bugfix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Dokumentation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igrationsverfahren falls notwendig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Änderung am Modell</text:p>
          </table:table-cell>
        </table:table-row>
        <table:table-row table:style-name="ro2">
          <table:table-cell table:style-name="ce4" office:value-type="string">
            <text:p>Zwischensumme</text:p>
          </table:table-cell>
          <table:table-cell table:style-name="ce4" table:formula="of:=SUM([.B5:.B26])" office:value-type="float" office:value="83">
            <text:p>83</text:p>
          </table:table-cell>
          <table:table-cell table:style-name="ce4" table:formula="of:=SUM([.C5:.C26])" office:value-type="float" office:value="110">
            <text:p>110</text:p>
          </table:table-cell>
          <table:table-cell table:style-name="ce4" table:formula="of:=SUM([.D5:.D26])" office:value-type="float" office:value="58">
            <text:p>5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Qualitätssicherung &amp; Koordination (20%) auf Implementierungsaufwände</text:p>
          </table:table-cell>
          <table:table-cell table:formula="of:=([.B27]-[.B5])*0.2" office:value-type="float" office:value="13.6">
            <text:p>13,6</text:p>
          </table:table-cell>
          <table:table-cell table:formula="of:=([.C27]-[.C5])*0.2" office:value-type="float" office:value="18">
            <text:p>18</text:p>
          </table:table-cell>
          <table:table-cell table:formula="of:=([.D27]-[.D5])*0.2" office:value-type="float" office:value="9.6">
            <text:p>9,6</text:p>
          </table:table-cell>
          <table:table-cell/>
        </table:table-row>
        <table:table-row table:style-name="ro4">
          <table:table-cell office:value-type="string">
            <text:p>Releasemanagement (1-3PT)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>
            <text:p>Gesamtaufwand</text:p>
          </table:table-cell>
          <table:table-cell table:style-name="ce5" table:formula="of:=SUM([.B27:.B30])" office:value-type="float" office:value="99.6">
            <text:p>99,6</text:p>
          </table:table-cell>
          <table:table-cell table:style-name="ce5" table:formula="of:=SUM([.C27:.C30])" office:value-type="float" office:value="131">
            <text:p>131</text:p>
          </table:table-cell>
          <table:table-cell table:style-name="ce5" table:formula="of:=SUM([.D27:.D30])" office:value-type="float" office:value="68.6">
            <text:p>68,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Annahmen</text:p>
          </table:table-cell>
          <table:table-cell table:number-columns-repeated="4"/>
        </table:table-row>
        <table:table-row table:style-name="ro2">
          <table:table-cell office:value-type="string">
            <text:p>Umgang mit Anpassungsstufen: Variante basiert auf der aktuellen Anpassungsstufe. Zur Laufzeit wird das Bestandsprodukt kopiert und die Werte aus den Varianten in alle Anpassungsstufen kopiert.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Termine</text:p>
          </table:table-cell>
          <table:table-cell table:number-columns-repeated="4"/>
        </table:table-row>
        <table:table-row table:style-name="ro2">
          <table:table-cell office:value-type="string">
            <text:p>Systemtest</text:p>
          </table:table-cell>
          <table:table-cell table:style-name="ce7" office:value-type="date" office:date-value="2011-11-01">
            <text:p>01.11.11</text:p>
          </table:table-cell>
          <table:table-cell table:number-columns-repeated="3"/>
        </table:table-row>
        <table:table-row table:style-name="ro2">
          <table:table-cell/>
          <table:table-cell table:style-name="ce7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Start / Urlaube</text:p>
          </table:table-cell>
          <table:table-cell table:number-columns-repeated="4"/>
        </table:table-row>
        <table:table-row table:style-name="ro3">
          <table:table-cell office:value-type="string">
            <text:p>Stefan Widmaier (ab 4.7.)</text:p>
          </table:table-cell>
          <table:table-cell office:value-type="string">
            <text:p>23.5.-3.6.</text:p>
          </table:table-cell>
          <table:table-cell office:value-type="string">
            <text:p>Oktober</text:p>
          </table:table-cell>
          <table:table-cell table:number-columns-repeated="2"/>
        </table:table-row>
        <table:table-row table:style-name="ro3">
          <table:table-cell office:value-type="string">
            <text:p>Alexej</text:p>
          </table:table-cell>
          <table:table-cell office:value-type="string">
            <text:p>23.6.-9-7.</text:p>
          </table:table-cell>
          <table:table-cell table:number-columns-repeated="3"/>
        </table:table-row>
        <table:table-row table:style-name="ro3">
          <table:table-cell office:value-type="string">
            <text:p>Cornelius</text:p>
          </table:table-cell>
          <table:table-cell office:value-type="string">
            <text:p>13.6.-26.6.</text:p>
          </table:table-cell>
          <table:table-cell office:value-type="string">
            <text:p>1.8.-19.8.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3">
          <table:table-cell office:value-type="string">
            <text:p>Mit Renate klären: Bugfixing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>
            <text:p>Entwickler</text:p>
          </table:table-cell>
          <table:table-cell office:value-type="string">
            <text:p>13 Wochen</text:p>
          </table:table-cell>
          <table:table-cell table:number-columns-repeated="3"/>
        </table:table-row>
        <table:table-row table:style-name="ro3">
          <table:table-cell office:value-type="string">
            <text:p>Stefan Widmaier (ab 4.7.)</text:p>
          </table:table-cell>
          <table:table-cell table:formula="of:=13*3" office:value-type="float" office:value="39">
            <text:p>39</text:p>
          </table:table-cell>
          <table:table-cell office:value-type="string">
            <text:p>Von 1. Juli bis Ende September</text:p>
          </table:table-cell>
          <table:table-cell table:number-columns-repeated="2"/>
        </table:table-row>
        <table:table-row table:style-name="ro3">
          <table:table-cell office:value-type="string">
            <text:p>Alexej</text:p>
          </table:table-cell>
          <table:table-cell table:formula="of:=10*4" office:value-type="float" office:value="40">
            <text:p>40</text:p>
          </table:table-cell>
          <table:table-cell office:value-type="string">
            <text:p>Von 1. Juli bis Ende September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10.05.2011</text:date>, <text:time>15:1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n Ortmann</meta:initial-creator>
    <meta:creation-date>2009-12-11T07:54:17.54</meta:creation-date>
    <dc:date>2011-05-10T15:16:47.70</dc:date>
    <dc:creator>Jan Ortmann</dc:creator>
    <meta:editing-duration>PT05H55M37S</meta:editing-duration>
    <meta:editing-cycles>29</meta:editing-cycles>
    <meta:generator>OpenOffice.org/3.0$Win32 OpenOffice.org_project/300m15$Build-9379</meta:generator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